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35.876" calcext:value-type="float">
            <text:p>35.876</text:p>
          </table:table-cell>
          <table:table-cell table:number-columns-repeated="2"/>
          <table:table-cell table:formula="of:=COUNT([.G1:.K1])" office:value-type="float" office:value="1" calcext:value-type="float">
            <text:p>1</text:p>
          </table:table-cell>
          <table:table-cell office:value-type="float" office:value="35.876" calcext:value-type="float">
            <text:p>35.876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36.229" calcext:value-type="float">
            <text:p>36.229</text:p>
          </table:table-cell>
          <table:table-cell table:number-columns-repeated="2"/>
          <table:table-cell table:formula="of:=COUNT([.G2:.K2])" office:value-type="float" office:value="1" calcext:value-type="float">
            <text:p>1</text:p>
          </table:table-cell>
          <table:table-cell office:value-type="float" office:value="36.229" calcext:value-type="float">
            <text:p>36.22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36.294" calcext:value-type="float">
            <text:p>36.294</text:p>
          </table:table-cell>
          <table:table-cell table:number-columns-repeated="2"/>
          <table:table-cell table:formula="of:=COUNT([.G3:.K3])" office:value-type="float" office:value="1" calcext:value-type="float">
            <text:p>1</text:p>
          </table:table-cell>
          <table:table-cell office:value-type="float" office:value="36.294" calcext:value-type="float">
            <text:p>36.294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37.118" calcext:value-type="float">
            <text:p>37.118</text:p>
          </table:table-cell>
          <table:table-cell table:number-columns-repeated="2"/>
          <table:table-cell table:formula="of:=COUNT([.G4:.K4])" office:value-type="float" office:value="1" calcext:value-type="float">
            <text:p>1</text:p>
          </table:table-cell>
          <table:table-cell office:value-type="float" office:value="37.118" calcext:value-type="float">
            <text:p>37.118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41.222" calcext:value-type="float">
            <text:p>41.222</text:p>
          </table:table-cell>
          <table:table-cell table:number-columns-repeated="2"/>
          <table:table-cell table:formula="of:=COUNT([.G5:.K5])" office:value-type="float" office:value="1" calcext:value-type="float">
            <text:p>1</text:p>
          </table:table-cell>
          <table:table-cell office:value-type="float" office:value="41.222" calcext:value-type="float">
            <text:p>41.22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44.503" calcext:value-type="float">
            <text:p>44.503</text:p>
          </table:table-cell>
          <table:table-cell table:number-columns-repeated="2"/>
          <table:table-cell table:formula="of:=COUNT([.G6:.K6])" office:value-type="float" office:value="1" calcext:value-type="float">
            <text:p>1</text:p>
          </table:table-cell>
          <table:table-cell office:value-type="float" office:value="44.503" calcext:value-type="float">
            <text:p>44.50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38.961" calcext:value-type="float">
            <text:p>38.961</text:p>
          </table:table-cell>
          <table:table-cell table:number-columns-repeated="2"/>
          <table:table-cell table:formula="of:=COUNT([.G7:.K7])" office:value-type="float" office:value="1" calcext:value-type="float">
            <text:p>1</text:p>
          </table:table-cell>
          <table:table-cell office:value-type="float" office:value="38.961" calcext:value-type="float">
            <text:p>38.961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37.248" calcext:value-type="float">
            <text:p>37.248</text:p>
          </table:table-cell>
          <table:table-cell table:number-columns-repeated="2"/>
          <table:table-cell table:formula="of:=COUNT([.G8:.K8])" office:value-type="float" office:value="1" calcext:value-type="float">
            <text:p>1</text:p>
          </table:table-cell>
          <table:table-cell office:value-type="float" office:value="37.248" calcext:value-type="float">
            <text:p>37.248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39.17" calcext:value-type="float">
            <text:p>39.17</text:p>
          </table:table-cell>
          <table:table-cell table:number-columns-repeated="2"/>
          <table:table-cell table:formula="of:=COUNT([.G9:.K9])" office:value-type="float" office:value="1" calcext:value-type="float">
            <text:p>1</text:p>
          </table:table-cell>
          <table:table-cell office:value-type="float" office:value="39.17" calcext:value-type="float">
            <text:p>39.17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40.268" calcext:value-type="float">
            <text:p>40.268</text:p>
          </table:table-cell>
          <table:table-cell table:number-columns-repeated="2"/>
          <table:table-cell table:formula="of:=COUNT([.G10:.K10])" office:value-type="float" office:value="1" calcext:value-type="float">
            <text:p>1</text:p>
          </table:table-cell>
          <table:table-cell office:value-type="float" office:value="40.268" calcext:value-type="float">
            <text:p>40.268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34.539" calcext:value-type="float">
            <text:p>34.539</text:p>
          </table:table-cell>
          <table:table-cell table:number-columns-repeated="2"/>
          <table:table-cell table:formula="of:=COUNT([.G11:.K11])" office:value-type="float" office:value="1" calcext:value-type="float">
            <text:p>1</text:p>
          </table:table-cell>
          <table:table-cell office:value-type="float" office:value="34.539" calcext:value-type="float">
            <text:p>34.53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34.927" calcext:value-type="float">
            <text:p>34.927</text:p>
          </table:table-cell>
          <table:table-cell table:number-columns-repeated="2"/>
          <table:table-cell table:formula="of:=COUNT([.G12:.K12])" office:value-type="float" office:value="1" calcext:value-type="float">
            <text:p>1</text:p>
          </table:table-cell>
          <table:table-cell office:value-type="float" office:value="34.927" calcext:value-type="float">
            <text:p>34.92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34.853" calcext:value-type="float">
            <text:p>34.853</text:p>
          </table:table-cell>
          <table:table-cell table:number-columns-repeated="2"/>
          <table:table-cell table:formula="of:=COUNT([.G13:.K13])" office:value-type="float" office:value="1" calcext:value-type="float">
            <text:p>1</text:p>
          </table:table-cell>
          <table:table-cell office:value-type="float" office:value="34.853" calcext:value-type="float">
            <text:p>34.853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35.691" calcext:value-type="float">
            <text:p>35.691</text:p>
          </table:table-cell>
          <table:table-cell table:number-columns-repeated="2"/>
          <table:table-cell table:formula="of:=COUNT([.G14:.K14])" office:value-type="float" office:value="1" calcext:value-type="float">
            <text:p>1</text:p>
          </table:table-cell>
          <table:table-cell office:value-type="float" office:value="35.691" calcext:value-type="float">
            <text:p>35.69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40.298" calcext:value-type="float">
            <text:p>40.298</text:p>
          </table:table-cell>
          <table:table-cell table:number-columns-repeated="2"/>
          <table:table-cell table:formula="of:=COUNT([.G15:.K15])" office:value-type="float" office:value="1" calcext:value-type="float">
            <text:p>1</text:p>
          </table:table-cell>
          <table:table-cell office:value-type="float" office:value="40.298" calcext:value-type="float">
            <text:p>40.298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43.681" calcext:value-type="float">
            <text:p>43.681</text:p>
          </table:table-cell>
          <table:table-cell table:number-columns-repeated="2"/>
          <table:table-cell table:formula="of:=COUNT([.G16:.K16])" office:value-type="float" office:value="1" calcext:value-type="float">
            <text:p>1</text:p>
          </table:table-cell>
          <table:table-cell office:value-type="float" office:value="43.681" calcext:value-type="float">
            <text:p>43.68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37.639" calcext:value-type="float">
            <text:p>37.639</text:p>
          </table:table-cell>
          <table:table-cell table:number-columns-repeated="2"/>
          <table:table-cell table:formula="of:=COUNT([.G17:.K17])" office:value-type="float" office:value="1" calcext:value-type="float">
            <text:p>1</text:p>
          </table:table-cell>
          <table:table-cell office:value-type="float" office:value="37.639" calcext:value-type="float">
            <text:p>37.63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36.026" calcext:value-type="float">
            <text:p>36.026</text:p>
          </table:table-cell>
          <table:table-cell table:number-columns-repeated="2"/>
          <table:table-cell table:formula="of:=COUNT([.G18:.K18])" office:value-type="float" office:value="1" calcext:value-type="float">
            <text:p>1</text:p>
          </table:table-cell>
          <table:table-cell office:value-type="float" office:value="36.026" calcext:value-type="float">
            <text:p>36.02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37.251" calcext:value-type="float">
            <text:p>37.251</text:p>
          </table:table-cell>
          <table:table-cell table:number-columns-repeated="2"/>
          <table:table-cell table:formula="of:=COUNT([.G19:.K19])" office:value-type="float" office:value="1" calcext:value-type="float">
            <text:p>1</text:p>
          </table:table-cell>
          <table:table-cell office:value-type="float" office:value="37.251" calcext:value-type="float">
            <text:p>37.25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39.199" calcext:value-type="float">
            <text:p>39.199</text:p>
          </table:table-cell>
          <table:table-cell table:number-columns-repeated="2"/>
          <table:table-cell table:formula="of:=COUNT([.G20:.K20])" office:value-type="float" office:value="1" calcext:value-type="float">
            <text:p>1</text:p>
          </table:table-cell>
          <table:table-cell office:value-type="float" office:value="39.199" calcext:value-type="float">
            <text:p>39.199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33.769" calcext:value-type="float">
            <text:p>33.769</text:p>
          </table:table-cell>
          <table:table-cell table:number-columns-repeated="2"/>
          <table:table-cell table:formula="of:=COUNT([.G21:.K21])" office:value-type="float" office:value="1" calcext:value-type="float">
            <text:p>1</text:p>
          </table:table-cell>
          <table:table-cell office:value-type="float" office:value="33.769" calcext:value-type="float">
            <text:p>33.769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34.074" calcext:value-type="float">
            <text:p>34.074</text:p>
          </table:table-cell>
          <table:table-cell table:number-columns-repeated="2"/>
          <table:table-cell table:formula="of:=COUNT([.G22:.K22])" office:value-type="float" office:value="1" calcext:value-type="float">
            <text:p>1</text:p>
          </table:table-cell>
          <table:table-cell office:value-type="float" office:value="34.074" calcext:value-type="float">
            <text:p>34.07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34.249" calcext:value-type="float">
            <text:p>34.249</text:p>
          </table:table-cell>
          <table:table-cell table:number-columns-repeated="2"/>
          <table:table-cell table:formula="of:=COUNT([.G23:.K23])" office:value-type="float" office:value="1" calcext:value-type="float">
            <text:p>1</text:p>
          </table:table-cell>
          <table:table-cell office:value-type="float" office:value="34.249" calcext:value-type="float">
            <text:p>34.249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34.79" calcext:value-type="float">
            <text:p>34.79</text:p>
          </table:table-cell>
          <table:table-cell table:number-columns-repeated="2"/>
          <table:table-cell table:formula="of:=COUNT([.G24:.K24])" office:value-type="float" office:value="1" calcext:value-type="float">
            <text:p>1</text:p>
          </table:table-cell>
          <table:table-cell office:value-type="float" office:value="34.79" calcext:value-type="float">
            <text:p>34.79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38.956" calcext:value-type="float">
            <text:p>38.956</text:p>
          </table:table-cell>
          <table:table-cell table:number-columns-repeated="2"/>
          <table:table-cell table:formula="of:=COUNT([.G25:.K25])" office:value-type="float" office:value="1" calcext:value-type="float">
            <text:p>1</text:p>
          </table:table-cell>
          <table:table-cell office:value-type="float" office:value="38.956" calcext:value-type="float">
            <text:p>38.956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43.035" calcext:value-type="float">
            <text:p>43.035</text:p>
          </table:table-cell>
          <table:table-cell table:number-columns-repeated="2"/>
          <table:table-cell table:formula="of:=COUNT([.G26:.K26])" office:value-type="float" office:value="1" calcext:value-type="float">
            <text:p>1</text:p>
          </table:table-cell>
          <table:table-cell office:value-type="float" office:value="43.035" calcext:value-type="float">
            <text:p>43.035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37.201" calcext:value-type="float">
            <text:p>37.201</text:p>
          </table:table-cell>
          <table:table-cell table:number-columns-repeated="2"/>
          <table:table-cell table:formula="of:=COUNT([.G27:.K27])" office:value-type="float" office:value="1" calcext:value-type="float">
            <text:p>1</text:p>
          </table:table-cell>
          <table:table-cell office:value-type="float" office:value="37.201" calcext:value-type="float">
            <text:p>37.201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35.297" calcext:value-type="float">
            <text:p>35.297</text:p>
          </table:table-cell>
          <table:table-cell table:number-columns-repeated="2"/>
          <table:table-cell table:formula="of:=COUNT([.G28:.K28])" office:value-type="float" office:value="1" calcext:value-type="float">
            <text:p>1</text:p>
          </table:table-cell>
          <table:table-cell office:value-type="float" office:value="35.297" calcext:value-type="float">
            <text:p>35.297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37.14" calcext:value-type="float">
            <text:p>37.14</text:p>
          </table:table-cell>
          <table:table-cell table:number-columns-repeated="2"/>
          <table:table-cell table:formula="of:=COUNT([.G29:.K29])" office:value-type="float" office:value="1" calcext:value-type="float">
            <text:p>1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38.38" calcext:value-type="float">
            <text:p>38.38</text:p>
          </table:table-cell>
          <table:table-cell table:number-columns-repeated="2"/>
          <table:table-cell table:formula="of:=COUNT([.G30:.K30])" office:value-type="float" office:value="1" calcext:value-type="float">
            <text:p>1</text:p>
          </table:table-cell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35.035" calcext:value-type="float">
            <text:p>35.035</text:p>
          </table:table-cell>
          <table:table-cell table:number-columns-repeated="2"/>
          <table:table-cell table:formula="of:=COUNT([.G31:.K31])" office:value-type="float" office:value="1" calcext:value-type="float">
            <text:p>1</text:p>
          </table:table-cell>
          <table:table-cell office:value-type="float" office:value="35.035" calcext:value-type="float">
            <text:p>35.035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35.318" calcext:value-type="float">
            <text:p>35.318</text:p>
          </table:table-cell>
          <table:table-cell table:number-columns-repeated="2"/>
          <table:table-cell table:formula="of:=COUNT([.G32:.K32])" office:value-type="float" office:value="1" calcext:value-type="float">
            <text:p>1</text:p>
          </table:table-cell>
          <table:table-cell office:value-type="float" office:value="35.318" calcext:value-type="float">
            <text:p>35.31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35.595" calcext:value-type="float">
            <text:p>35.595</text:p>
          </table:table-cell>
          <table:table-cell table:number-columns-repeated="2"/>
          <table:table-cell table:formula="of:=COUNT([.G33:.K33])" office:value-type="float" office:value="1" calcext:value-type="float">
            <text:p>1</text:p>
          </table:table-cell>
          <table:table-cell office:value-type="float" office:value="35.595" calcext:value-type="float">
            <text:p>35.595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36.19" calcext:value-type="float">
            <text:p>36.19</text:p>
          </table:table-cell>
          <table:table-cell table:number-columns-repeated="2"/>
          <table:table-cell table:formula="of:=COUNT([.G34:.K34])" office:value-type="float" office:value="1" calcext:value-type="float">
            <text:p>1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40.003" calcext:value-type="float">
            <text:p>40.003</text:p>
          </table:table-cell>
          <table:table-cell table:number-columns-repeated="2"/>
          <table:table-cell table:formula="of:=COUNT([.G35:.K35])" office:value-type="float" office:value="1" calcext:value-type="float">
            <text:p>1</text:p>
          </table:table-cell>
          <table:table-cell office:value-type="float" office:value="40.003" calcext:value-type="float">
            <text:p>40.00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43.734" calcext:value-type="float">
            <text:p>43.734</text:p>
          </table:table-cell>
          <table:table-cell table:number-columns-repeated="2"/>
          <table:table-cell table:formula="of:=COUNT([.G36:.K36])" office:value-type="float" office:value="1" calcext:value-type="float">
            <text:p>1</text:p>
          </table:table-cell>
          <table:table-cell office:value-type="float" office:value="43.734" calcext:value-type="float">
            <text:p>43.73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38.128" calcext:value-type="float">
            <text:p>38.128</text:p>
          </table:table-cell>
          <table:table-cell table:number-columns-repeated="2"/>
          <table:table-cell table:formula="of:=COUNT([.G37:.K37])" office:value-type="float" office:value="1" calcext:value-type="float">
            <text:p>1</text:p>
          </table:table-cell>
          <table:table-cell office:value-type="float" office:value="38.128" calcext:value-type="float">
            <text:p>38.12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36.522" calcext:value-type="float">
            <text:p>36.522</text:p>
          </table:table-cell>
          <table:table-cell table:number-columns-repeated="2"/>
          <table:table-cell table:formula="of:=COUNT([.G38:.K38])" office:value-type="float" office:value="1" calcext:value-type="float">
            <text:p>1</text:p>
          </table:table-cell>
          <table:table-cell office:value-type="float" office:value="36.522" calcext:value-type="float">
            <text:p>36.52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37.92" calcext:value-type="float">
            <text:p>37.92</text:p>
          </table:table-cell>
          <table:table-cell table:number-columns-repeated="2"/>
          <table:table-cell table:formula="of:=COUNT([.G39:.K39])" office:value-type="float" office:value="1" calcext:value-type="float">
            <text:p>1</text:p>
          </table:table-cell>
          <table:table-cell office:value-type="float" office:value="37.92" calcext:value-type="float">
            <text:p>37.9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40.01" calcext:value-type="float">
            <text:p>40.01</text:p>
          </table:table-cell>
          <table:table-cell table:number-columns-repeated="2"/>
          <table:table-cell table:formula="of:=COUNT([.G40:.K40])" office:value-type="float" office:value="1" calcext:value-type="float">
            <text:p>1</text:p>
          </table:table-cell>
          <table:table-cell office:value-type="float" office:value="40.01" calcext:value-type="float">
            <text:p>40.0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4.943" calcext:value-type="float">
            <text:p>34.943</text:p>
          </table:table-cell>
          <table:table-cell table:number-columns-repeated="2"/>
          <table:table-cell table:formula="of:=COUNT([.G41:.K41])" office:value-type="float" office:value="1" calcext:value-type="float">
            <text:p>1</text:p>
          </table:table-cell>
          <table:table-cell office:value-type="float" office:value="34.943" calcext:value-type="float">
            <text:p>34.94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5.272" calcext:value-type="float">
            <text:p>35.272</text:p>
          </table:table-cell>
          <table:table-cell table:number-columns-repeated="2"/>
          <table:table-cell table:formula="of:=COUNT([.G42:.K42])" office:value-type="float" office:value="1" calcext:value-type="float">
            <text:p>1</text:p>
          </table:table-cell>
          <table:table-cell office:value-type="float" office:value="35.272" calcext:value-type="float">
            <text:p>35.27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5.465" calcext:value-type="float">
            <text:p>35.465</text:p>
          </table:table-cell>
          <table:table-cell table:number-columns-repeated="2"/>
          <table:table-cell table:formula="of:=COUNT([.G43:.K43])" office:value-type="float" office:value="1" calcext:value-type="float">
            <text:p>1</text:p>
          </table:table-cell>
          <table:table-cell office:value-type="float" office:value="35.465" calcext:value-type="float">
            <text:p>35.465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6.399" calcext:value-type="float">
            <text:p>36.399</text:p>
          </table:table-cell>
          <table:table-cell table:number-columns-repeated="2"/>
          <table:table-cell table:formula="of:=COUNT([.G44:.K44])" office:value-type="float" office:value="1" calcext:value-type="float">
            <text:p>1</text:p>
          </table:table-cell>
          <table:table-cell office:value-type="float" office:value="36.399" calcext:value-type="float">
            <text:p>36.39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40.343" calcext:value-type="float">
            <text:p>40.343</text:p>
          </table:table-cell>
          <table:table-cell table:number-columns-repeated="2"/>
          <table:table-cell table:formula="of:=COUNT([.G45:.K45])" office:value-type="float" office:value="1" calcext:value-type="float">
            <text:p>1</text:p>
          </table:table-cell>
          <table:table-cell office:value-type="float" office:value="40.343" calcext:value-type="float">
            <text:p>40.34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43.929" calcext:value-type="float">
            <text:p>43.929</text:p>
          </table:table-cell>
          <table:table-cell table:number-columns-repeated="2"/>
          <table:table-cell table:formula="of:=COUNT([.G46:.K46])" office:value-type="float" office:value="1" calcext:value-type="float">
            <text:p>1</text:p>
          </table:table-cell>
          <table:table-cell office:value-type="float" office:value="43.929" calcext:value-type="float">
            <text:p>43.92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8.649" calcext:value-type="float">
            <text:p>38.649</text:p>
          </table:table-cell>
          <table:table-cell table:number-columns-repeated="2"/>
          <table:table-cell table:formula="of:=COUNT([.G47:.K47])" office:value-type="float" office:value="1" calcext:value-type="float">
            <text:p>1</text:p>
          </table:table-cell>
          <table:table-cell office:value-type="float" office:value="38.649" calcext:value-type="float">
            <text:p>38.64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36.479" calcext:value-type="float">
            <text:p>36.479</text:p>
          </table:table-cell>
          <table:table-cell table:number-columns-repeated="2"/>
          <table:table-cell table:formula="of:=COUNT([.G48:.K48])" office:value-type="float" office:value="1" calcext:value-type="float">
            <text:p>1</text:p>
          </table:table-cell>
          <table:table-cell office:value-type="float" office:value="36.479" calcext:value-type="float">
            <text:p>36.47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37.844" calcext:value-type="float">
            <text:p>37.844</text:p>
          </table:table-cell>
          <table:table-cell table:number-columns-repeated="2"/>
          <table:table-cell table:formula="of:=COUNT([.G49:.K49])" office:value-type="float" office:value="1" calcext:value-type="float">
            <text:p>1</text:p>
          </table:table-cell>
          <table:table-cell office:value-type="float" office:value="37.844" calcext:value-type="float">
            <text:p>37.844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40.11" calcext:value-type="float">
            <text:p>40.11</text:p>
          </table:table-cell>
          <table:table-cell table:number-columns-repeated="2"/>
          <table:table-cell table:formula="of:=COUNT([.G50:.K50])" office:value-type="float" office:value="1" calcext:value-type="float">
            <text:p>1</text:p>
          </table:table-cell>
          <table:table-cell office:value-type="float" office:value="40.11" calcext:value-type="float">
            <text:p>40.11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3.324" calcext:value-type="float">
            <text:p>33.324</text:p>
          </table:table-cell>
          <table:table-cell table:number-columns-repeated="2"/>
          <table:table-cell table:formula="of:=COUNT([.G51:.K51])" office:value-type="float" office:value="1" calcext:value-type="float">
            <text:p>1</text:p>
          </table:table-cell>
          <table:table-cell office:value-type="float" office:value="33.324" calcext:value-type="float">
            <text:p>33.324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3.67" calcext:value-type="float">
            <text:p>33.67</text:p>
          </table:table-cell>
          <table:table-cell table:number-columns-repeated="2"/>
          <table:table-cell table:formula="of:=COUNT([.G52:.K52])" office:value-type="float" office:value="1" calcext:value-type="float">
            <text:p>1</text:p>
          </table:table-cell>
          <table:table-cell office:value-type="float" office:value="33.67" calcext:value-type="float">
            <text:p>33.67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3.915" calcext:value-type="float">
            <text:p>33.915</text:p>
          </table:table-cell>
          <table:table-cell table:number-columns-repeated="2"/>
          <table:table-cell table:formula="of:=COUNT([.G53:.K53])" office:value-type="float" office:value="1" calcext:value-type="float">
            <text:p>1</text:p>
          </table:table-cell>
          <table:table-cell office:value-type="float" office:value="33.915" calcext:value-type="float">
            <text:p>33.91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4.628" calcext:value-type="float">
            <text:p>34.628</text:p>
          </table:table-cell>
          <table:table-cell table:number-columns-repeated="2"/>
          <table:table-cell table:formula="of:=COUNT([.G54:.K54])" office:value-type="float" office:value="1" calcext:value-type="float">
            <text:p>1</text:p>
          </table:table-cell>
          <table:table-cell office:value-type="float" office:value="34.628" calcext:value-type="float">
            <text:p>34.628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39.109" calcext:value-type="float">
            <text:p>39.109</text:p>
          </table:table-cell>
          <table:table-cell table:number-columns-repeated="2"/>
          <table:table-cell table:formula="of:=COUNT([.G55:.K55])" office:value-type="float" office:value="1" calcext:value-type="float">
            <text:p>1</text:p>
          </table:table-cell>
          <table:table-cell office:value-type="float" office:value="39.109" calcext:value-type="float">
            <text:p>39.10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43.766" calcext:value-type="float">
            <text:p>43.766</text:p>
          </table:table-cell>
          <table:table-cell table:number-columns-repeated="2"/>
          <table:table-cell table:formula="of:=COUNT([.G56:.K56])" office:value-type="float" office:value="1" calcext:value-type="float">
            <text:p>1</text:p>
          </table:table-cell>
          <table:table-cell office:value-type="float" office:value="43.766" calcext:value-type="float">
            <text:p>43.76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6.593" calcext:value-type="float">
            <text:p>36.593</text:p>
          </table:table-cell>
          <table:table-cell table:number-columns-repeated="2"/>
          <table:table-cell table:formula="of:=COUNT([.G57:.K57])" office:value-type="float" office:value="1" calcext:value-type="float">
            <text:p>1</text:p>
          </table:table-cell>
          <table:table-cell office:value-type="float" office:value="36.593" calcext:value-type="float">
            <text:p>36.59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4.79" calcext:value-type="float">
            <text:p>34.79</text:p>
          </table:table-cell>
          <table:table-cell table:number-columns-repeated="2"/>
          <table:table-cell table:formula="of:=COUNT([.G58:.K58])" office:value-type="float" office:value="1" calcext:value-type="float">
            <text:p>1</text:p>
          </table:table-cell>
          <table:table-cell office:value-type="float" office:value="34.79" calcext:value-type="float">
            <text:p>34.7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36.492" calcext:value-type="float">
            <text:p>36.492</text:p>
          </table:table-cell>
          <table:table-cell table:number-columns-repeated="2"/>
          <table:table-cell table:formula="of:=COUNT([.G59:.K59])" office:value-type="float" office:value="1" calcext:value-type="float">
            <text:p>1</text:p>
          </table:table-cell>
          <table:table-cell office:value-type="float" office:value="36.492" calcext:value-type="float">
            <text:p>36.49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38.453" calcext:value-type="float">
            <text:p>38.453</text:p>
          </table:table-cell>
          <table:table-cell table:number-columns-repeated="2"/>
          <table:table-cell table:formula="of:=COUNT([.G60:.K60])" office:value-type="float" office:value="1" calcext:value-type="float">
            <text:p>1</text:p>
          </table:table-cell>
          <table:table-cell office:value-type="float" office:value="38.453" calcext:value-type="float">
            <text:p>38.45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5.809" calcext:value-type="float">
            <text:p>35.809</text:p>
          </table:table-cell>
          <table:table-cell table:number-columns-repeated="2"/>
          <table:table-cell table:formula="of:=COUNT([.G61:.K61])" office:value-type="float" office:value="1" calcext:value-type="float">
            <text:p>1</text:p>
          </table:table-cell>
          <table:table-cell office:value-type="float" office:value="35.809" calcext:value-type="float">
            <text:p>35.80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6.125" calcext:value-type="float">
            <text:p>36.125</text:p>
          </table:table-cell>
          <table:table-cell table:number-columns-repeated="2"/>
          <table:table-cell table:formula="of:=COUNT([.G62:.K62])" office:value-type="float" office:value="1" calcext:value-type="float">
            <text:p>1</text:p>
          </table:table-cell>
          <table:table-cell office:value-type="float" office:value="36.125" calcext:value-type="float">
            <text:p>36.12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6.216" calcext:value-type="float">
            <text:p>36.216</text:p>
          </table:table-cell>
          <table:table-cell table:number-columns-repeated="2"/>
          <table:table-cell table:formula="of:=COUNT([.G63:.K63])" office:value-type="float" office:value="1" calcext:value-type="float">
            <text:p>1</text:p>
          </table:table-cell>
          <table:table-cell office:value-type="float" office:value="36.216" calcext:value-type="float">
            <text:p>36.21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7.059" calcext:value-type="float">
            <text:p>37.059</text:p>
          </table:table-cell>
          <table:table-cell table:number-columns-repeated="2"/>
          <table:table-cell table:formula="of:=COUNT([.G64:.K64])" office:value-type="float" office:value="1" calcext:value-type="float">
            <text:p>1</text:p>
          </table:table-cell>
          <table:table-cell office:value-type="float" office:value="37.059" calcext:value-type="float">
            <text:p>37.05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41.125" calcext:value-type="float">
            <text:p>41.125</text:p>
          </table:table-cell>
          <table:table-cell table:number-columns-repeated="2"/>
          <table:table-cell table:formula="of:=COUNT([.G65:.K65])" office:value-type="float" office:value="1" calcext:value-type="float">
            <text:p>1</text:p>
          </table:table-cell>
          <table:table-cell office:value-type="float" office:value="41.125" calcext:value-type="float">
            <text:p>41.12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45" calcext:value-type="float">
            <text:p>45</text:p>
          </table:table-cell>
          <table:table-cell table:number-columns-repeated="2"/>
          <table:table-cell table:formula="of:=COUNT([.G66:.K66]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40.659" calcext:value-type="float">
            <text:p>40.659</text:p>
          </table:table-cell>
          <table:table-cell table:number-columns-repeated="2"/>
          <table:table-cell table:formula="of:=COUNT([.G67:.K67])" office:value-type="float" office:value="1" calcext:value-type="float">
            <text:p>1</text:p>
          </table:table-cell>
          <table:table-cell office:value-type="float" office:value="40.659" calcext:value-type="float">
            <text:p>40.65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37.238" calcext:value-type="float">
            <text:p>37.238</text:p>
          </table:table-cell>
          <table:table-cell table:number-columns-repeated="2"/>
          <table:table-cell table:formula="of:=COUNT([.G68:.K68])" office:value-type="float" office:value="1" calcext:value-type="float">
            <text:p>1</text:p>
          </table:table-cell>
          <table:table-cell office:value-type="float" office:value="37.238" calcext:value-type="float">
            <text:p>37.23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39.144" calcext:value-type="float">
            <text:p>39.144</text:p>
          </table:table-cell>
          <table:table-cell table:number-columns-repeated="2"/>
          <table:table-cell table:formula="of:=COUNT([.G69:.K69])" office:value-type="float" office:value="1" calcext:value-type="float">
            <text:p>1</text:p>
          </table:table-cell>
          <table:table-cell office:value-type="float" office:value="39.144" calcext:value-type="float">
            <text:p>39.14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41.419" calcext:value-type="float">
            <text:p>41.419</text:p>
          </table:table-cell>
          <table:table-cell table:number-columns-repeated="2"/>
          <table:table-cell table:formula="of:=COUNT([.G70:.K70])" office:value-type="float" office:value="1" calcext:value-type="float">
            <text:p>1</text:p>
          </table:table-cell>
          <table:table-cell office:value-type="float" office:value="41.419" calcext:value-type="float">
            <text:p>41.41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38.585" calcext:value-type="float">
            <text:p>38.585</text:p>
          </table:table-cell>
          <table:table-cell table:number-columns-repeated="2"/>
          <table:table-cell table:formula="of:=COUNT([.G71:.K71])" office:value-type="float" office:value="1" calcext:value-type="float">
            <text:p>1</text:p>
          </table:table-cell>
          <table:table-cell office:value-type="float" office:value="38.585" calcext:value-type="float">
            <text:p>38.58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39.462" calcext:value-type="float">
            <text:p>39.462</text:p>
          </table:table-cell>
          <table:table-cell table:number-columns-repeated="2"/>
          <table:table-cell table:formula="of:=COUNT([.G72:.K72])" office:value-type="float" office:value="1" calcext:value-type="float">
            <text:p>1</text:p>
          </table:table-cell>
          <table:table-cell office:value-type="float" office:value="39.462" calcext:value-type="float">
            <text:p>39.46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40.173" calcext:value-type="float">
            <text:p>40.173</text:p>
          </table:table-cell>
          <table:table-cell table:number-columns-repeated="2"/>
          <table:table-cell table:formula="of:=COUNT([.G73:.K73])" office:value-type="float" office:value="1" calcext:value-type="float">
            <text:p>1</text:p>
          </table:table-cell>
          <table:table-cell office:value-type="float" office:value="40.173" calcext:value-type="float">
            <text:p>40.17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40.432" calcext:value-type="float">
            <text:p>40.432</text:p>
          </table:table-cell>
          <table:table-cell table:number-columns-repeated="2"/>
          <table:table-cell table:formula="of:=COUNT([.G74:.K74])" office:value-type="float" office:value="1" calcext:value-type="float">
            <text:p>1</text:p>
          </table:table-cell>
          <table:table-cell office:value-type="float" office:value="40.432" calcext:value-type="float">
            <text:p>40.43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45.158" calcext:value-type="float">
            <text:p>45.158</text:p>
          </table:table-cell>
          <table:table-cell table:number-columns-repeated="2"/>
          <table:table-cell table:formula="of:=COUNT([.G75:.K75])" office:value-type="float" office:value="1" calcext:value-type="float">
            <text:p>1</text:p>
          </table:table-cell>
          <table:table-cell office:value-type="float" office:value="45.158" calcext:value-type="float">
            <text:p>45.15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48.419" calcext:value-type="float">
            <text:p>48.419</text:p>
          </table:table-cell>
          <table:table-cell table:number-columns-repeated="2"/>
          <table:table-cell table:formula="of:=COUNT([.G76:.K76])" office:value-type="float" office:value="1" calcext:value-type="float">
            <text:p>1</text:p>
          </table:table-cell>
          <table:table-cell office:value-type="float" office:value="48.419" calcext:value-type="float">
            <text:p>48.41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43.527" calcext:value-type="float">
            <text:p>43.527</text:p>
          </table:table-cell>
          <table:table-cell table:number-columns-repeated="2"/>
          <table:table-cell table:formula="of:=COUNT([.G77:.K77])" office:value-type="float" office:value="1" calcext:value-type="float">
            <text:p>1</text:p>
          </table:table-cell>
          <table:table-cell office:value-type="float" office:value="43.527" calcext:value-type="float">
            <text:p>43.52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40.638" calcext:value-type="float">
            <text:p>40.638</text:p>
          </table:table-cell>
          <table:table-cell table:number-columns-repeated="2"/>
          <table:table-cell table:formula="of:=COUNT([.G78:.K78])" office:value-type="float" office:value="1" calcext:value-type="float">
            <text:p>1</text:p>
          </table:table-cell>
          <table:table-cell office:value-type="float" office:value="40.638" calcext:value-type="float">
            <text:p>40.63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42.665" calcext:value-type="float">
            <text:p>42.665</text:p>
          </table:table-cell>
          <table:table-cell table:number-columns-repeated="2"/>
          <table:table-cell table:formula="of:=COUNT([.G79:.K79])" office:value-type="float" office:value="1" calcext:value-type="float">
            <text:p>1</text:p>
          </table:table-cell>
          <table:table-cell office:value-type="float" office:value="42.665" calcext:value-type="float">
            <text:p>42.66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45.265" calcext:value-type="float">
            <text:p>45.265</text:p>
          </table:table-cell>
          <table:table-cell table:number-columns-repeated="2"/>
          <table:table-cell table:formula="of:=COUNT([.G80:.K80])" office:value-type="float" office:value="1" calcext:value-type="float">
            <text:p>1</text:p>
          </table:table-cell>
          <table:table-cell office:value-type="float" office:value="45.265" calcext:value-type="float">
            <text:p>45.26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41.45" calcext:value-type="float">
            <text:p>41.45</text:p>
          </table:table-cell>
          <table:table-cell table:number-columns-repeated="2"/>
          <table:table-cell table:formula="of:=COUNT([.G81:.K81])" office:value-type="float" office:value="1" calcext:value-type="float">
            <text:p>1</text:p>
          </table:table-cell>
          <table:table-cell office:value-type="float" office:value="41.45" calcext:value-type="float">
            <text:p>41.4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41.684" calcext:value-type="float">
            <text:p>41.684</text:p>
          </table:table-cell>
          <table:table-cell table:number-columns-repeated="2"/>
          <table:table-cell table:formula="of:=COUNT([.G82:.K82])" office:value-type="float" office:value="1" calcext:value-type="float">
            <text:p>1</text:p>
          </table:table-cell>
          <table:table-cell office:value-type="float" office:value="41.684" calcext:value-type="float">
            <text:p>41.68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40.947" calcext:value-type="float">
            <text:p>40.947</text:p>
          </table:table-cell>
          <table:table-cell table:number-columns-repeated="2"/>
          <table:table-cell table:formula="of:=COUNT([.G83:.K83])" office:value-type="float" office:value="1" calcext:value-type="float">
            <text:p>1</text:p>
          </table:table-cell>
          <table:table-cell office:value-type="float" office:value="40.947" calcext:value-type="float">
            <text:p>40.947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42.425" calcext:value-type="float">
            <text:p>42.425</text:p>
          </table:table-cell>
          <table:table-cell table:number-columns-repeated="2"/>
          <table:table-cell table:formula="of:=COUNT([.G84:.K84])" office:value-type="float" office:value="1" calcext:value-type="float">
            <text:p>1</text:p>
          </table:table-cell>
          <table:table-cell office:value-type="float" office:value="42.425" calcext:value-type="float">
            <text:p>42.42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47.434" calcext:value-type="float">
            <text:p>47.434</text:p>
          </table:table-cell>
          <table:table-cell table:number-columns-repeated="2"/>
          <table:table-cell table:formula="of:=COUNT([.G85:.K85])" office:value-type="float" office:value="1" calcext:value-type="float">
            <text:p>1</text:p>
          </table:table-cell>
          <table:table-cell office:value-type="float" office:value="47.434" calcext:value-type="float">
            <text:p>47.43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52.234" calcext:value-type="float">
            <text:p>52.234</text:p>
          </table:table-cell>
          <table:table-cell table:number-columns-repeated="2"/>
          <table:table-cell table:formula="of:=COUNT([.G86:.K86])" office:value-type="float" office:value="1" calcext:value-type="float">
            <text:p>1</text:p>
          </table:table-cell>
          <table:table-cell office:value-type="float" office:value="52.234" calcext:value-type="float">
            <text:p>52.23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44.919" calcext:value-type="float">
            <text:p>44.919</text:p>
          </table:table-cell>
          <table:table-cell table:number-columns-repeated="2"/>
          <table:table-cell table:formula="of:=COUNT([.G87:.K87])" office:value-type="float" office:value="1" calcext:value-type="float">
            <text:p>1</text:p>
          </table:table-cell>
          <table:table-cell office:value-type="float" office:value="44.919" calcext:value-type="float">
            <text:p>44.91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41.887" calcext:value-type="float">
            <text:p>41.887</text:p>
          </table:table-cell>
          <table:table-cell table:number-columns-repeated="2"/>
          <table:table-cell table:formula="of:=COUNT([.G88:.K88])" office:value-type="float" office:value="1" calcext:value-type="float">
            <text:p>1</text:p>
          </table:table-cell>
          <table:table-cell office:value-type="float" office:value="41.887" calcext:value-type="float">
            <text:p>41.887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43.621" calcext:value-type="float">
            <text:p>43.621</text:p>
          </table:table-cell>
          <table:table-cell table:number-columns-repeated="2"/>
          <table:table-cell table:formula="of:=COUNT([.G89:.K89])" office:value-type="float" office:value="1" calcext:value-type="float">
            <text:p>1</text:p>
          </table:table-cell>
          <table:table-cell office:value-type="float" office:value="43.621" calcext:value-type="float">
            <text:p>43.62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46.559" calcext:value-type="float">
            <text:p>46.559</text:p>
          </table:table-cell>
          <table:table-cell table:number-columns-repeated="2"/>
          <table:table-cell table:formula="of:=COUNT([.G90:.K90])" office:value-type="float" office:value="1" calcext:value-type="float">
            <text:p>1</text:p>
          </table:table-cell>
          <table:table-cell office:value-type="float" office:value="46.559" calcext:value-type="float">
            <text:p>46.5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45.111" calcext:value-type="float">
            <text:p>45.111</text:p>
          </table:table-cell>
          <table:table-cell table:number-columns-repeated="2"/>
          <table:table-cell table:formula="of:=COUNT([.G91:.K91])" office:value-type="float" office:value="1" calcext:value-type="float">
            <text:p>1</text:p>
          </table:table-cell>
          <table:table-cell office:value-type="float" office:value="45.111" calcext:value-type="float">
            <text:p>45.1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44.721" calcext:value-type="float">
            <text:p>44.721</text:p>
          </table:table-cell>
          <table:table-cell table:number-columns-repeated="2"/>
          <table:table-cell table:formula="of:=COUNT([.G92:.K92])" office:value-type="float" office:value="1" calcext:value-type="float">
            <text:p>1</text:p>
          </table:table-cell>
          <table:table-cell office:value-type="float" office:value="44.721" calcext:value-type="float">
            <text:p>44.72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46.099" calcext:value-type="float">
            <text:p>46.099</text:p>
          </table:table-cell>
          <table:table-cell table:number-columns-repeated="2"/>
          <table:table-cell table:formula="of:=COUNT([.G93:.K93])" office:value-type="float" office:value="1" calcext:value-type="float">
            <text:p>1</text:p>
          </table:table-cell>
          <table:table-cell office:value-type="float" office:value="46.099" calcext:value-type="float">
            <text:p>46.09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46.413" calcext:value-type="float">
            <text:p>46.413</text:p>
          </table:table-cell>
          <table:table-cell table:number-columns-repeated="2"/>
          <table:table-cell table:formula="of:=COUNT([.G94:.K94])" office:value-type="float" office:value="1" calcext:value-type="float">
            <text:p>1</text:p>
          </table:table-cell>
          <table:table-cell office:value-type="float" office:value="46.413" calcext:value-type="float">
            <text:p>46.41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54.125" calcext:value-type="float">
            <text:p>54.125</text:p>
          </table:table-cell>
          <table:table-cell table:number-columns-repeated="2"/>
          <table:table-cell table:formula="of:=COUNT([.G95:.K95])" office:value-type="float" office:value="1" calcext:value-type="float">
            <text:p>1</text:p>
          </table:table-cell>
          <table:table-cell office:value-type="float" office:value="54.125" calcext:value-type="float">
            <text:p>54.1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64.242" calcext:value-type="float">
            <text:p>64.242</text:p>
          </table:table-cell>
          <table:table-cell table:number-columns-repeated="2"/>
          <table:table-cell table:formula="of:=COUNT([.G96:.K96])" office:value-type="float" office:value="1" calcext:value-type="float">
            <text:p>1</text:p>
          </table:table-cell>
          <table:table-cell office:value-type="float" office:value="64.242" calcext:value-type="float">
            <text:p>64.24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50.265" calcext:value-type="float">
            <text:p>50.265</text:p>
          </table:table-cell>
          <table:table-cell table:number-columns-repeated="2"/>
          <table:table-cell table:formula="of:=COUNT([.G97:.K97])" office:value-type="float" office:value="1" calcext:value-type="float">
            <text:p>1</text:p>
          </table:table-cell>
          <table:table-cell office:value-type="float" office:value="50.265" calcext:value-type="float">
            <text:p>50.26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47.83" calcext:value-type="float">
            <text:p>47.83</text:p>
          </table:table-cell>
          <table:table-cell table:number-columns-repeated="2"/>
          <table:table-cell table:formula="of:=COUNT([.G98:.K98])" office:value-type="float" office:value="1" calcext:value-type="float">
            <text:p>1</text:p>
          </table:table-cell>
          <table:table-cell office:value-type="float" office:value="47.83" calcext:value-type="float">
            <text:p>47.8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50.89" calcext:value-type="float">
            <text:p>50.89</text:p>
          </table:table-cell>
          <table:table-cell table:number-columns-repeated="2"/>
          <table:table-cell table:formula="of:=COUNT([.G99:.K99])" office:value-type="float" office:value="1" calcext:value-type="float">
            <text:p>1</text:p>
          </table:table-cell>
          <table:table-cell office:value-type="float" office:value="50.89" calcext:value-type="float">
            <text:p>50.8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54.761" calcext:value-type="float">
            <text:p>54.761</text:p>
          </table:table-cell>
          <table:table-cell table:number-columns-repeated="2"/>
          <table:table-cell table:formula="of:=COUNT([.G100:.K100])" office:value-type="float" office:value="1" calcext:value-type="float">
            <text:p>1</text:p>
          </table:table-cell>
          <table:table-cell office:value-type="float" office:value="54.761" calcext:value-type="float">
            <text:p>54.76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71.011" calcext:value-type="float">
            <text:p>71.011</text:p>
          </table:table-cell>
          <table:table-cell table:number-columns-repeated="2"/>
          <table:table-cell table:formula="of:=COUNT([.G101:.K101])" office:value-type="float" office:value="1" calcext:value-type="float">
            <text:p>1</text:p>
          </table:table-cell>
          <table:table-cell office:value-type="float" office:value="71.011" calcext:value-type="float">
            <text:p>71.01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85.431" calcext:value-type="float">
            <text:p>85.431</text:p>
          </table:table-cell>
          <table:table-cell table:number-columns-repeated="2"/>
          <table:table-cell table:formula="of:=COUNT([.G102:.K102])" office:value-type="float" office:value="1" calcext:value-type="float">
            <text:p>1</text:p>
          </table:table-cell>
          <table:table-cell office:value-type="float" office:value="85.431" calcext:value-type="float">
            <text:p>85.43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76.791" calcext:value-type="float">
            <text:p>76.791</text:p>
          </table:table-cell>
          <table:table-cell table:number-columns-repeated="2"/>
          <table:table-cell table:formula="of:=COUNT([.G103:.K103])" office:value-type="float" office:value="1" calcext:value-type="float">
            <text:p>1</text:p>
          </table:table-cell>
          <table:table-cell office:value-type="float" office:value="76.791" calcext:value-type="float">
            <text:p>76.79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100.692" calcext:value-type="float">
            <text:p>100.692</text:p>
          </table:table-cell>
          <table:table-cell table:number-columns-repeated="2"/>
          <table:table-cell table:formula="of:=COUNT([.G104:.K104])" office:value-type="float" office:value="1" calcext:value-type="float">
            <text:p>1</text:p>
          </table:table-cell>
          <table:table-cell office:value-type="float" office:value="100.692" calcext:value-type="float">
            <text:p>100.69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160.99" calcext:value-type="float">
            <text:p>160.99</text:p>
          </table:table-cell>
          <table:table-cell table:number-columns-repeated="2"/>
          <table:table-cell table:formula="of:=COUNT([.G105:.K105])" office:value-type="float" office:value="1" calcext:value-type="float">
            <text:p>1</text:p>
          </table:table-cell>
          <table:table-cell office:value-type="float" office:value="160.99" calcext:value-type="float">
            <text:p>160.9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226.287" calcext:value-type="float">
            <text:p>226.287</text:p>
          </table:table-cell>
          <table:table-cell table:number-columns-repeated="2"/>
          <table:table-cell table:formula="of:=COUNT([.G106:.K106])" office:value-type="float" office:value="1" calcext:value-type="float">
            <text:p>1</text:p>
          </table:table-cell>
          <table:table-cell office:value-type="float" office:value="226.287" calcext:value-type="float">
            <text:p>226.2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108.56" calcext:value-type="float">
            <text:p>108.56</text:p>
          </table:table-cell>
          <table:table-cell table:number-columns-repeated="2"/>
          <table:table-cell table:formula="of:=COUNT([.G107:.K107])" office:value-type="float" office:value="1" calcext:value-type="float">
            <text:p>1</text:p>
          </table:table-cell>
          <table:table-cell office:value-type="float" office:value="108.56" calcext:value-type="float">
            <text:p>108.5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103.87" calcext:value-type="float">
            <text:p>103.87</text:p>
          </table:table-cell>
          <table:table-cell table:number-columns-repeated="2"/>
          <table:table-cell table:formula="of:=COUNT([.G108:.K108])" office:value-type="float" office:value="1" calcext:value-type="float">
            <text:p>1</text:p>
          </table:table-cell>
          <table:table-cell office:value-type="float" office:value="103.87" calcext:value-type="float">
            <text:p>103.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138.891" calcext:value-type="float">
            <text:p>138.891</text:p>
          </table:table-cell>
          <table:table-cell table:number-columns-repeated="2"/>
          <table:table-cell table:formula="of:=COUNT([.G109:.K109])" office:value-type="float" office:value="1" calcext:value-type="float">
            <text:p>1</text:p>
          </table:table-cell>
          <table:table-cell office:value-type="float" office:value="138.891" calcext:value-type="float">
            <text:p>138.89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138.348" calcext:value-type="float">
            <text:p>138.348</text:p>
          </table:table-cell>
          <table:table-cell table:number-columns-repeated="2"/>
          <table:table-cell table:formula="of:=COUNT([.G110:.K110])" office:value-type="float" office:value="1" calcext:value-type="float">
            <text:p>1</text:p>
          </table:table-cell>
          <table:table-cell office:value-type="float" office:value="138.348" calcext:value-type="float">
            <text:p>138.348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263.677" calcext:value-type="float">
            <text:p>263.677</text:p>
          </table:table-cell>
          <table:table-cell table:number-columns-repeated="2"/>
          <table:table-cell table:formula="of:=COUNT([.G111:.K111])" office:value-type="float" office:value="1" calcext:value-type="float">
            <text:p>1</text:p>
          </table:table-cell>
          <table:table-cell office:value-type="float" office:value="263.677" calcext:value-type="float">
            <text:p>263.67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253.767" calcext:value-type="float">
            <text:p>253.767</text:p>
          </table:table-cell>
          <table:table-cell table:number-columns-repeated="2"/>
          <table:table-cell table:formula="of:=COUNT([.G112:.K112])" office:value-type="float" office:value="1" calcext:value-type="float">
            <text:p>1</text:p>
          </table:table-cell>
          <table:table-cell office:value-type="float" office:value="253.767" calcext:value-type="float">
            <text:p>253.76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229.203" calcext:value-type="float">
            <text:p>229.203</text:p>
          </table:table-cell>
          <table:table-cell table:number-columns-repeated="2"/>
          <table:table-cell table:formula="of:=COUNT([.G113:.K113])" office:value-type="float" office:value="1" calcext:value-type="float">
            <text:p>1</text:p>
          </table:table-cell>
          <table:table-cell office:value-type="float" office:value="229.203" calcext:value-type="float">
            <text:p>229.203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377.791" calcext:value-type="float">
            <text:p>377.791</text:p>
          </table:table-cell>
          <table:table-cell table:number-columns-repeated="2"/>
          <table:table-cell table:formula="of:=COUNT([.G114:.K114])" office:value-type="float" office:value="1" calcext:value-type="float">
            <text:p>1</text:p>
          </table:table-cell>
          <table:table-cell office:value-type="float" office:value="377.791" calcext:value-type="float">
            <text:p>377.79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691.082" calcext:value-type="float">
            <text:p>691.082</text:p>
          </table:table-cell>
          <table:table-cell table:number-columns-repeated="2"/>
          <table:table-cell table:formula="of:=COUNT([.G115:.K115])" office:value-type="float" office:value="1" calcext:value-type="float">
            <text:p>1</text:p>
          </table:table-cell>
          <table:table-cell office:value-type="float" office:value="691.082" calcext:value-type="float">
            <text:p>691.08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1091.679" calcext:value-type="float">
            <text:p>1091.679</text:p>
          </table:table-cell>
          <table:table-cell table:number-columns-repeated="2"/>
          <table:table-cell table:formula="of:=COUNT([.G116:.K116])" office:value-type="float" office:value="1" calcext:value-type="float">
            <text:p>1</text:p>
          </table:table-cell>
          <table:table-cell office:value-type="float" office:value="1091.679" calcext:value-type="float">
            <text:p>1091.67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421.112" calcext:value-type="float">
            <text:p>421.112</text:p>
          </table:table-cell>
          <table:table-cell table:number-columns-repeated="2"/>
          <table:table-cell table:formula="of:=COUNT([.G117:.K117])" office:value-type="float" office:value="1" calcext:value-type="float">
            <text:p>1</text:p>
          </table:table-cell>
          <table:table-cell office:value-type="float" office:value="421.112" calcext:value-type="float">
            <text:p>421.11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341.41" calcext:value-type="float">
            <text:p>341.41</text:p>
          </table:table-cell>
          <table:table-cell table:number-columns-repeated="2"/>
          <table:table-cell table:formula="of:=COUNT([.G118:.K118])" office:value-type="float" office:value="1" calcext:value-type="float">
            <text:p>1</text:p>
          </table:table-cell>
          <table:table-cell office:value-type="float" office:value="341.41" calcext:value-type="float">
            <text:p>341.4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398.96" calcext:value-type="float">
            <text:p>398.96</text:p>
          </table:table-cell>
          <table:table-cell table:number-columns-repeated="2"/>
          <table:table-cell table:formula="of:=COUNT([.G119:.K119])" office:value-type="float" office:value="1" calcext:value-type="float">
            <text:p>1</text:p>
          </table:table-cell>
          <table:table-cell office:value-type="float" office:value="398.96" calcext:value-type="float">
            <text:p>398.96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710.545" calcext:value-type="float">
            <text:p>710.545</text:p>
          </table:table-cell>
          <table:table-cell table:number-columns-repeated="2"/>
          <table:table-cell table:formula="of:=COUNT([.G120:.K120])" office:value-type="float" office:value="1" calcext:value-type="float">
            <text:p>1</text:p>
          </table:table-cell>
          <table:table-cell office:value-type="float" office:value="710.545" calcext:value-type="float">
            <text:p>710.545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00952380952380952" calcext:value-type="float">
            <text:p>0.000952381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2]" office:value-type="float" office:value="0.000952380952380952" calcext:value-type="float">
            <text:p>0.000952381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36.229" calcext:value-type="float">
            <text:p>36.229</text:p>
          </table:table-cell>
        </table:table-row>
        <table:table-row table:style-name="ro1">
          <table:table-cell table:formula="of:=[sim_results_bubble_1ns.A3]" office:value-type="float" office:value="0.000952380952380952" calcext:value-type="float">
            <text:p>0.000952381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36.294" calcext:value-type="float">
            <text:p>36.294</text:p>
          </table:table-cell>
        </table:table-row>
        <table:table-row table:style-name="ro1">
          <table:table-cell table:formula="of:=[sim_results_bubble_1ns.A4]" office:value-type="float" office:value="0.000952380952380952" calcext:value-type="float">
            <text:p>0.000952381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37.118" calcext:value-type="float">
            <text:p>37.118</text:p>
          </table:table-cell>
        </table:table-row>
        <table:table-row table:style-name="ro1">
          <table:table-cell table:formula="of:=[sim_results_bubble_1ns.A5]" office:value-type="float" office:value="0.000952380952380952" calcext:value-type="float">
            <text:p>0.000952381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41.222" calcext:value-type="float">
            <text:p>41.222</text:p>
          </table:table-cell>
        </table:table-row>
        <table:table-row table:style-name="ro1">
          <table:table-cell table:formula="of:=[sim_results_bubble_1ns.A6]" office:value-type="float" office:value="0.000952380952380952" calcext:value-type="float">
            <text:p>0.000952381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44.503" calcext:value-type="float">
            <text:p>44.503</text:p>
          </table:table-cell>
        </table:table-row>
        <table:table-row table:style-name="ro1">
          <table:table-cell table:formula="of:=[sim_results_bubble_1ns.A7]" office:value-type="float" office:value="0.000952380952380952" calcext:value-type="float">
            <text:p>0.000952381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38.961" calcext:value-type="float">
            <text:p>38.961</text:p>
          </table:table-cell>
        </table:table-row>
        <table:table-row table:style-name="ro1">
          <table:table-cell table:formula="of:=[sim_results_bubble_1ns.A8]" office:value-type="float" office:value="0.000952380952380952" calcext:value-type="float">
            <text:p>0.000952381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37.248" calcext:value-type="float">
            <text:p>37.248</text:p>
          </table:table-cell>
        </table:table-row>
        <table:table-row table:style-name="ro1">
          <table:table-cell table:formula="of:=[sim_results_bubble_1ns.A9]" office:value-type="float" office:value="0.000952380952380952" calcext:value-type="float">
            <text:p>0.000952381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39.17" calcext:value-type="float">
            <text:p>39.17</text:p>
          </table:table-cell>
        </table:table-row>
        <table:table-row table:style-name="ro1">
          <table:table-cell table:formula="of:=[sim_results_bubble_1ns.A10]" office:value-type="float" office:value="0.000952380952380952" calcext:value-type="float">
            <text:p>0.000952381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40.268" calcext:value-type="float">
            <text:p>40.268</text:p>
          </table:table-cell>
        </table:table-row>
        <table:table-row table:style-name="ro1">
          <table:table-cell table:formula="of:=[sim_results_bubble_1ns.A11]" office:value-type="float" office:value="0.00117647058823529" calcext:value-type="float">
            <text:p>0.0011764706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2]" office:value-type="float" office:value="0.00117647058823529" calcext:value-type="float">
            <text:p>0.0011764706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34.927" calcext:value-type="float">
            <text:p>34.927</text:p>
          </table:table-cell>
        </table:table-row>
        <table:table-row table:style-name="ro1">
          <table:table-cell table:formula="of:=[sim_results_bubble_1ns.A13]" office:value-type="float" office:value="0.00117647058823529" calcext:value-type="float">
            <text:p>0.0011764706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34.853" calcext:value-type="float">
            <text:p>34.853</text:p>
          </table:table-cell>
        </table:table-row>
        <table:table-row table:style-name="ro1">
          <table:table-cell table:formula="of:=[sim_results_bubble_1ns.A14]" office:value-type="float" office:value="0.00117647058823529" calcext:value-type="float">
            <text:p>0.0011764706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35.691" calcext:value-type="float">
            <text:p>35.691</text:p>
          </table:table-cell>
        </table:table-row>
        <table:table-row table:style-name="ro1">
          <table:table-cell table:formula="of:=[sim_results_bubble_1ns.A15]" office:value-type="float" office:value="0.00117647058823529" calcext:value-type="float">
            <text:p>0.0011764706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40.298" calcext:value-type="float">
            <text:p>40.298</text:p>
          </table:table-cell>
        </table:table-row>
        <table:table-row table:style-name="ro1">
          <table:table-cell table:formula="of:=[sim_results_bubble_1ns.A16]" office:value-type="float" office:value="0.00117647058823529" calcext:value-type="float">
            <text:p>0.0011764706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43.681" calcext:value-type="float">
            <text:p>43.681</text:p>
          </table:table-cell>
        </table:table-row>
        <table:table-row table:style-name="ro1">
          <table:table-cell table:formula="of:=[sim_results_bubble_1ns.A17]" office:value-type="float" office:value="0.00117647058823529" calcext:value-type="float">
            <text:p>0.0011764706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37.639" calcext:value-type="float">
            <text:p>37.639</text:p>
          </table:table-cell>
        </table:table-row>
        <table:table-row table:style-name="ro1">
          <table:table-cell table:formula="of:=[sim_results_bubble_1ns.A18]" office:value-type="float" office:value="0.00117647058823529" calcext:value-type="float">
            <text:p>0.0011764706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36.026" calcext:value-type="float">
            <text:p>36.026</text:p>
          </table:table-cell>
        </table:table-row>
        <table:table-row table:style-name="ro1">
          <table:table-cell table:formula="of:=[sim_results_bubble_1ns.A19]" office:value-type="float" office:value="0.00117647058823529" calcext:value-type="float">
            <text:p>0.0011764706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37.251" calcext:value-type="float">
            <text:p>37.251</text:p>
          </table:table-cell>
        </table:table-row>
        <table:table-row table:style-name="ro1">
          <table:table-cell table:formula="of:=[sim_results_bubble_1ns.A20]" office:value-type="float" office:value="0.00117647058823529" calcext:value-type="float">
            <text:p>0.0011764706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39.199" calcext:value-type="float">
            <text:p>39.199</text:p>
          </table:table-cell>
        </table:table-row>
        <table:table-row table:style-name="ro1">
          <table:table-cell table:formula="of:=[sim_results_bubble_1ns.A21]" office:value-type="float" office:value="0.00142857142857143" calcext:value-type="float">
            <text:p>0.0014285714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22]" office:value-type="float" office:value="0.00142857142857143" calcext:value-type="float">
            <text:p>0.0014285714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34.074" calcext:value-type="float">
            <text:p>34.074</text:p>
          </table:table-cell>
        </table:table-row>
        <table:table-row table:style-name="ro1">
          <table:table-cell table:formula="of:=[sim_results_bubble_1ns.A23]" office:value-type="float" office:value="0.00142857142857143" calcext:value-type="float">
            <text:p>0.0014285714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34.249" calcext:value-type="float">
            <text:p>34.249</text:p>
          </table:table-cell>
        </table:table-row>
        <table:table-row table:style-name="ro1">
          <table:table-cell table:formula="of:=[sim_results_bubble_1ns.A24]" office:value-type="float" office:value="0.00142857142857143" calcext:value-type="float">
            <text:p>0.0014285714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34.79" calcext:value-type="float">
            <text:p>34.79</text:p>
          </table:table-cell>
        </table:table-row>
        <table:table-row table:style-name="ro1">
          <table:table-cell table:formula="of:=[sim_results_bubble_1ns.A25]" office:value-type="float" office:value="0.00142857142857143" calcext:value-type="float">
            <text:p>0.0014285714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38.956" calcext:value-type="float">
            <text:p>38.956</text:p>
          </table:table-cell>
        </table:table-row>
        <table:table-row table:style-name="ro1">
          <table:table-cell table:formula="of:=[sim_results_bubble_1ns.A26]" office:value-type="float" office:value="0.00142857142857143" calcext:value-type="float">
            <text:p>0.0014285714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43.035" calcext:value-type="float">
            <text:p>43.035</text:p>
          </table:table-cell>
        </table:table-row>
        <table:table-row table:style-name="ro1">
          <table:table-cell table:formula="of:=[sim_results_bubble_1ns.A27]" office:value-type="float" office:value="0.00142857142857143" calcext:value-type="float">
            <text:p>0.0014285714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37.201" calcext:value-type="float">
            <text:p>37.201</text:p>
          </table:table-cell>
        </table:table-row>
        <table:table-row table:style-name="ro1">
          <table:table-cell table:formula="of:=[sim_results_bubble_1ns.A28]" office:value-type="float" office:value="0.00142857142857143" calcext:value-type="float">
            <text:p>0.0014285714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35.297" calcext:value-type="float">
            <text:p>35.297</text:p>
          </table:table-cell>
        </table:table-row>
        <table:table-row table:style-name="ro1">
          <table:table-cell table:formula="of:=[sim_results_bubble_1ns.A29]" office:value-type="float" office:value="0.00142857142857143" calcext:value-type="float">
            <text:p>0.0014285714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37.14" calcext:value-type="float">
            <text:p>37.14</text:p>
          </table:table-cell>
        </table:table-row>
        <table:table-row table:style-name="ro1">
          <table:table-cell table:formula="of:=[sim_results_bubble_1ns.A30]" office:value-type="float" office:value="0.00142857142857143" calcext:value-type="float">
            <text:p>0.0014285714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38.38" calcext:value-type="float">
            <text:p>38.38</text:p>
          </table:table-cell>
        </table:table-row>
        <table:table-row table:style-name="ro1">
          <table:table-cell table:formula="of:=[sim_results_bubble_1ns.A31]" office:value-type="float" office:value="0.00181818181818182" calcext:value-type="float">
            <text:p>0.0018181818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32]" office:value-type="float" office:value="0.00181818181818182" calcext:value-type="float">
            <text:p>0.0018181818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35.318" calcext:value-type="float">
            <text:p>35.318</text:p>
          </table:table-cell>
        </table:table-row>
        <table:table-row table:style-name="ro1">
          <table:table-cell table:formula="of:=[sim_results_bubble_1ns.A33]" office:value-type="float" office:value="0.00181818181818182" calcext:value-type="float">
            <text:p>0.0018181818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35.595" calcext:value-type="float">
            <text:p>35.595</text:p>
          </table:table-cell>
        </table:table-row>
        <table:table-row table:style-name="ro1">
          <table:table-cell table:formula="of:=[sim_results_bubble_1ns.A34]" office:value-type="float" office:value="0.00181818181818182" calcext:value-type="float">
            <text:p>0.0018181818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36.19" calcext:value-type="float">
            <text:p>36.19</text:p>
          </table:table-cell>
        </table:table-row>
        <table:table-row table:style-name="ro1">
          <table:table-cell table:formula="of:=[sim_results_bubble_1ns.A35]" office:value-type="float" office:value="0.00181818181818182" calcext:value-type="float">
            <text:p>0.0018181818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40.003" calcext:value-type="float">
            <text:p>40.003</text:p>
          </table:table-cell>
        </table:table-row>
        <table:table-row table:style-name="ro1">
          <table:table-cell table:formula="of:=[sim_results_bubble_1ns.A36]" office:value-type="float" office:value="0.00181818181818182" calcext:value-type="float">
            <text:p>0.0018181818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43.734" calcext:value-type="float">
            <text:p>43.734</text:p>
          </table:table-cell>
        </table:table-row>
        <table:table-row table:style-name="ro1">
          <table:table-cell table:formula="of:=[sim_results_bubble_1ns.A37]" office:value-type="float" office:value="0.00181818181818182" calcext:value-type="float">
            <text:p>0.0018181818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38.128" calcext:value-type="float">
            <text:p>38.128</text:p>
          </table:table-cell>
        </table:table-row>
        <table:table-row table:style-name="ro1">
          <table:table-cell table:formula="of:=[sim_results_bubble_1ns.A38]" office:value-type="float" office:value="0.00181818181818182" calcext:value-type="float">
            <text:p>0.0018181818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36.522" calcext:value-type="float">
            <text:p>36.522</text:p>
          </table:table-cell>
        </table:table-row>
        <table:table-row table:style-name="ro1">
          <table:table-cell table:formula="of:=[sim_results_bubble_1ns.A39]" office:value-type="float" office:value="0.00181818181818182" calcext:value-type="float">
            <text:p>0.0018181818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37.92" calcext:value-type="float">
            <text:p>37.92</text:p>
          </table:table-cell>
        </table:table-row>
        <table:table-row table:style-name="ro1">
          <table:table-cell table:formula="of:=[sim_results_bubble_1ns.A40]" office:value-type="float" office:value="0.00181818181818182" calcext:value-type="float">
            <text:p>0.0018181818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0.01" calcext:value-type="float">
            <text:p>40.01</text:p>
          </table:table-cell>
        </table:table-row>
        <table:table-row table:style-name="ro1">
          <table:table-cell table:formula="of:=[sim_results_bubble_1ns.A41]" office:value-type="float" office:value="0.00222222222222222" calcext:value-type="float">
            <text:p>0.0022222222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42]" office:value-type="float" office:value="0.00222222222222222" calcext:value-type="float">
            <text:p>0.0022222222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5.272" calcext:value-type="float">
            <text:p>35.272</text:p>
          </table:table-cell>
        </table:table-row>
        <table:table-row table:style-name="ro1">
          <table:table-cell table:formula="of:=[sim_results_bubble_1ns.A43]" office:value-type="float" office:value="0.00222222222222222" calcext:value-type="float">
            <text:p>0.0022222222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5.465" calcext:value-type="float">
            <text:p>35.465</text:p>
          </table:table-cell>
        </table:table-row>
        <table:table-row table:style-name="ro1">
          <table:table-cell table:formula="of:=[sim_results_bubble_1ns.A44]" office:value-type="float" office:value="0.00222222222222222" calcext:value-type="float">
            <text:p>0.0022222222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6.399" calcext:value-type="float">
            <text:p>36.399</text:p>
          </table:table-cell>
        </table:table-row>
        <table:table-row table:style-name="ro1">
          <table:table-cell table:formula="of:=[sim_results_bubble_1ns.A45]" office:value-type="float" office:value="0.00222222222222222" calcext:value-type="float">
            <text:p>0.0022222222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40.343" calcext:value-type="float">
            <text:p>40.343</text:p>
          </table:table-cell>
        </table:table-row>
        <table:table-row table:style-name="ro1">
          <table:table-cell table:formula="of:=[sim_results_bubble_1ns.A46]" office:value-type="float" office:value="0.00222222222222222" calcext:value-type="float">
            <text:p>0.0022222222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43.929" calcext:value-type="float">
            <text:p>43.929</text:p>
          </table:table-cell>
        </table:table-row>
        <table:table-row table:style-name="ro1">
          <table:table-cell table:formula="of:=[sim_results_bubble_1ns.A47]" office:value-type="float" office:value="0.00222222222222222" calcext:value-type="float">
            <text:p>0.0022222222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8.649" calcext:value-type="float">
            <text:p>38.649</text:p>
          </table:table-cell>
        </table:table-row>
        <table:table-row table:style-name="ro1">
          <table:table-cell table:formula="of:=[sim_results_bubble_1ns.A48]" office:value-type="float" office:value="0.00222222222222222" calcext:value-type="float">
            <text:p>0.0022222222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36.479" calcext:value-type="float">
            <text:p>36.479</text:p>
          </table:table-cell>
        </table:table-row>
        <table:table-row table:style-name="ro1">
          <table:table-cell table:formula="of:=[sim_results_bubble_1ns.A49]" office:value-type="float" office:value="0.00222222222222222" calcext:value-type="float">
            <text:p>0.0022222222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37.844" calcext:value-type="float">
            <text:p>37.844</text:p>
          </table:table-cell>
        </table:table-row>
        <table:table-row table:style-name="ro1">
          <table:table-cell table:formula="of:=[sim_results_bubble_1ns.A50]" office:value-type="float" office:value="0.00222222222222222" calcext:value-type="float">
            <text:p>0.0022222222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40.11" calcext:value-type="float">
            <text:p>40.11</text:p>
          </table:table-cell>
        </table:table-row>
        <table:table-row table:style-name="ro1">
          <table:table-cell table:formula="of:=[sim_results_bubble_1ns.A51]" office:value-type="float" office:value="0.00285714285714286" calcext:value-type="float">
            <text:p>0.0028571429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52]" office:value-type="float" office:value="0.00285714285714286" calcext:value-type="float">
            <text:p>0.0028571429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3.67" calcext:value-type="float">
            <text:p>33.67</text:p>
          </table:table-cell>
        </table:table-row>
        <table:table-row table:style-name="ro1">
          <table:table-cell table:formula="of:=[sim_results_bubble_1ns.A53]" office:value-type="float" office:value="0.00285714285714286" calcext:value-type="float">
            <text:p>0.0028571429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3.915" calcext:value-type="float">
            <text:p>33.915</text:p>
          </table:table-cell>
        </table:table-row>
        <table:table-row table:style-name="ro1">
          <table:table-cell table:formula="of:=[sim_results_bubble_1ns.A54]" office:value-type="float" office:value="0.00285714285714286" calcext:value-type="float">
            <text:p>0.0028571429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4.628" calcext:value-type="float">
            <text:p>34.628</text:p>
          </table:table-cell>
        </table:table-row>
        <table:table-row table:style-name="ro1">
          <table:table-cell table:formula="of:=[sim_results_bubble_1ns.A55]" office:value-type="float" office:value="0.00285714285714286" calcext:value-type="float">
            <text:p>0.0028571429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9.109" calcext:value-type="float">
            <text:p>39.109</text:p>
          </table:table-cell>
        </table:table-row>
        <table:table-row table:style-name="ro1">
          <table:table-cell table:formula="of:=[sim_results_bubble_1ns.A56]" office:value-type="float" office:value="0.00285714285714286" calcext:value-type="float">
            <text:p>0.0028571429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43.766" calcext:value-type="float">
            <text:p>43.766</text:p>
          </table:table-cell>
        </table:table-row>
        <table:table-row table:style-name="ro1">
          <table:table-cell table:formula="of:=[sim_results_bubble_1ns.A57]" office:value-type="float" office:value="0.00285714285714286" calcext:value-type="float">
            <text:p>0.0028571429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593" calcext:value-type="float">
            <text:p>36.593</text:p>
          </table:table-cell>
        </table:table-row>
        <table:table-row table:style-name="ro1">
          <table:table-cell table:formula="of:=[sim_results_bubble_1ns.A58]" office:value-type="float" office:value="0.00285714285714286" calcext:value-type="float">
            <text:p>0.0028571429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4.79" calcext:value-type="float">
            <text:p>34.79</text:p>
          </table:table-cell>
        </table:table-row>
        <table:table-row table:style-name="ro1">
          <table:table-cell table:formula="of:=[sim_results_bubble_1ns.A59]" office:value-type="float" office:value="0.00285714285714286" calcext:value-type="float">
            <text:p>0.0028571429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36.492" calcext:value-type="float">
            <text:p>36.492</text:p>
          </table:table-cell>
        </table:table-row>
        <table:table-row table:style-name="ro1">
          <table:table-cell table:formula="of:=[sim_results_bubble_1ns.A60]" office:value-type="float" office:value="0.00285714285714286" calcext:value-type="float">
            <text:p>0.0028571429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8.453" calcext:value-type="float">
            <text:p>38.453</text:p>
          </table:table-cell>
        </table:table-row>
        <table:table-row table:style-name="ro1">
          <table:table-cell table:formula="of:=[sim_results_bubble_1ns.A61]" office:value-type="float" office:value="0.004" calcext:value-type="float">
            <text:p>0.004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62]" office:value-type="float" office:value="0.004" calcext:value-type="float">
            <text:p>0.004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6.125" calcext:value-type="float">
            <text:p>36.125</text:p>
          </table:table-cell>
        </table:table-row>
        <table:table-row table:style-name="ro1">
          <table:table-cell table:formula="of:=[sim_results_bubble_1ns.A63]" office:value-type="float" office:value="0.004" calcext:value-type="float">
            <text:p>0.004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6.216" calcext:value-type="float">
            <text:p>36.216</text:p>
          </table:table-cell>
        </table:table-row>
        <table:table-row table:style-name="ro1">
          <table:table-cell table:formula="of:=[sim_results_bubble_1ns.A64]" office:value-type="float" office:value="0.004" calcext:value-type="float">
            <text:p>0.004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7.059" calcext:value-type="float">
            <text:p>37.059</text:p>
          </table:table-cell>
        </table:table-row>
        <table:table-row table:style-name="ro1">
          <table:table-cell table:formula="of:=[sim_results_bubble_1ns.A65]" office:value-type="float" office:value="0.004" calcext:value-type="float">
            <text:p>0.004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41.125" calcext:value-type="float">
            <text:p>41.125</text:p>
          </table:table-cell>
        </table:table-row>
        <table:table-row table:style-name="ro1">
          <table:table-cell table:formula="of:=[sim_results_bubble_1ns.A66]" office:value-type="float" office:value="0.004" calcext:value-type="float">
            <text:p>0.004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45" calcext:value-type="float">
            <text:p>45</text:p>
          </table:table-cell>
        </table:table-row>
        <table:table-row table:style-name="ro1">
          <table:table-cell table:formula="of:=[sim_results_bubble_1ns.A67]" office:value-type="float" office:value="0.004" calcext:value-type="float">
            <text:p>0.004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40.659" calcext:value-type="float">
            <text:p>40.659</text:p>
          </table:table-cell>
        </table:table-row>
        <table:table-row table:style-name="ro1">
          <table:table-cell table:formula="of:=[sim_results_bubble_1ns.A68]" office:value-type="float" office:value="0.004" calcext:value-type="float">
            <text:p>0.004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37.238" calcext:value-type="float">
            <text:p>37.238</text:p>
          </table:table-cell>
        </table:table-row>
        <table:table-row table:style-name="ro1">
          <table:table-cell table:formula="of:=[sim_results_bubble_1ns.A69]" office:value-type="float" office:value="0.004" calcext:value-type="float">
            <text:p>0.004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39.144" calcext:value-type="float">
            <text:p>39.144</text:p>
          </table:table-cell>
        </table:table-row>
        <table:table-row table:style-name="ro1">
          <table:table-cell table:formula="of:=[sim_results_bubble_1ns.A70]" office:value-type="float" office:value="0.004" calcext:value-type="float">
            <text:p>0.004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41.419" calcext:value-type="float">
            <text:p>41.419</text:p>
          </table:table-cell>
        </table:table-row>
        <table:table-row table:style-name="ro1">
          <table:table-cell table:formula="of:=[sim_results_bubble_1ns.A71]" office:value-type="float" office:value="0.005" calcext:value-type="float">
            <text:p>0.005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72]" office:value-type="float" office:value="0.005" calcext:value-type="float">
            <text:p>0.005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9.462" calcext:value-type="float">
            <text:p>39.462</text:p>
          </table:table-cell>
        </table:table-row>
        <table:table-row table:style-name="ro1">
          <table:table-cell table:formula="of:=[sim_results_bubble_1ns.A73]" office:value-type="float" office:value="0.005" calcext:value-type="float">
            <text:p>0.005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40.173" calcext:value-type="float">
            <text:p>40.173</text:p>
          </table:table-cell>
        </table:table-row>
        <table:table-row table:style-name="ro1">
          <table:table-cell table:formula="of:=[sim_results_bubble_1ns.A74]" office:value-type="float" office:value="0.005" calcext:value-type="float">
            <text:p>0.005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40.432" calcext:value-type="float">
            <text:p>40.432</text:p>
          </table:table-cell>
        </table:table-row>
        <table:table-row table:style-name="ro1">
          <table:table-cell table:formula="of:=[sim_results_bubble_1ns.A75]" office:value-type="float" office:value="0.005" calcext:value-type="float">
            <text:p>0.005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45.158" calcext:value-type="float">
            <text:p>45.158</text:p>
          </table:table-cell>
        </table:table-row>
        <table:table-row table:style-name="ro1">
          <table:table-cell table:formula="of:=[sim_results_bubble_1ns.A76]" office:value-type="float" office:value="0.005" calcext:value-type="float">
            <text:p>0.005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48.419" calcext:value-type="float">
            <text:p>48.419</text:p>
          </table:table-cell>
        </table:table-row>
        <table:table-row table:style-name="ro1">
          <table:table-cell table:formula="of:=[sim_results_bubble_1ns.A77]" office:value-type="float" office:value="0.005" calcext:value-type="float">
            <text:p>0.005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43.527" calcext:value-type="float">
            <text:p>43.527</text:p>
          </table:table-cell>
        </table:table-row>
        <table:table-row table:style-name="ro1">
          <table:table-cell table:formula="of:=[sim_results_bubble_1ns.A78]" office:value-type="float" office:value="0.005" calcext:value-type="float">
            <text:p>0.005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40.638" calcext:value-type="float">
            <text:p>40.638</text:p>
          </table:table-cell>
        </table:table-row>
        <table:table-row table:style-name="ro1">
          <table:table-cell table:formula="of:=[sim_results_bubble_1ns.A79]" office:value-type="float" office:value="0.005" calcext:value-type="float">
            <text:p>0.005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42.665" calcext:value-type="float">
            <text:p>42.665</text:p>
          </table:table-cell>
        </table:table-row>
        <table:table-row table:style-name="ro1">
          <table:table-cell table:formula="of:=[sim_results_bubble_1ns.A80]" office:value-type="float" office:value="0.005" calcext:value-type="float">
            <text:p>0.005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45.265" calcext:value-type="float">
            <text:p>45.265</text:p>
          </table:table-cell>
        </table:table-row>
        <table:table-row table:style-name="ro1">
          <table:table-cell table:formula="of:=[sim_results_bubble_1ns.A81]" office:value-type="float" office:value="0.00666666666666667" calcext:value-type="float">
            <text:p>0.0066666667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82]" office:value-type="float" office:value="0.00666666666666667" calcext:value-type="float">
            <text:p>0.0066666667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41.684" calcext:value-type="float">
            <text:p>41.684</text:p>
          </table:table-cell>
        </table:table-row>
        <table:table-row table:style-name="ro1">
          <table:table-cell table:formula="of:=[sim_results_bubble_1ns.A83]" office:value-type="float" office:value="0.00666666666666667" calcext:value-type="float">
            <text:p>0.0066666667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40.947" calcext:value-type="float">
            <text:p>40.947</text:p>
          </table:table-cell>
        </table:table-row>
        <table:table-row table:style-name="ro1">
          <table:table-cell table:formula="of:=[sim_results_bubble_1ns.A84]" office:value-type="float" office:value="0.00666666666666667" calcext:value-type="float">
            <text:p>0.0066666667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42.425" calcext:value-type="float">
            <text:p>42.425</text:p>
          </table:table-cell>
        </table:table-row>
        <table:table-row table:style-name="ro1">
          <table:table-cell table:formula="of:=[sim_results_bubble_1ns.A85]" office:value-type="float" office:value="0.00666666666666667" calcext:value-type="float">
            <text:p>0.0066666667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47.434" calcext:value-type="float">
            <text:p>47.434</text:p>
          </table:table-cell>
        </table:table-row>
        <table:table-row table:style-name="ro1">
          <table:table-cell table:formula="of:=[sim_results_bubble_1ns.A86]" office:value-type="float" office:value="0.00666666666666667" calcext:value-type="float">
            <text:p>0.0066666667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52.234" calcext:value-type="float">
            <text:p>52.234</text:p>
          </table:table-cell>
        </table:table-row>
        <table:table-row table:style-name="ro1">
          <table:table-cell table:formula="of:=[sim_results_bubble_1ns.A87]" office:value-type="float" office:value="0.00666666666666667" calcext:value-type="float">
            <text:p>0.0066666667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44.919" calcext:value-type="float">
            <text:p>44.919</text:p>
          </table:table-cell>
        </table:table-row>
        <table:table-row table:style-name="ro1">
          <table:table-cell table:formula="of:=[sim_results_bubble_1ns.A88]" office:value-type="float" office:value="0.00666666666666667" calcext:value-type="float">
            <text:p>0.0066666667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41.887" calcext:value-type="float">
            <text:p>41.887</text:p>
          </table:table-cell>
        </table:table-row>
        <table:table-row table:style-name="ro1">
          <table:table-cell table:formula="of:=[sim_results_bubble_1ns.A89]" office:value-type="float" office:value="0.00666666666666667" calcext:value-type="float">
            <text:p>0.0066666667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43.621" calcext:value-type="float">
            <text:p>43.621</text:p>
          </table:table-cell>
        </table:table-row>
        <table:table-row table:style-name="ro1">
          <table:table-cell table:formula="of:=[sim_results_bubble_1ns.A90]" office:value-type="float" office:value="0.00666666666666667" calcext:value-type="float">
            <text:p>0.0066666667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46.559" calcext:value-type="float">
            <text:p>46.559</text:p>
          </table:table-cell>
        </table:table-row>
        <table:table-row table:style-name="ro1">
          <table:table-cell table:formula="of:=[sim_results_bubble_1ns.A91]" office:value-type="float" office:value="0.01" calcext:value-type="float">
            <text:p>0.01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92]" office:value-type="float" office:value="0.01" calcext:value-type="float">
            <text:p>0.01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44.721" calcext:value-type="float">
            <text:p>44.721</text:p>
          </table:table-cell>
        </table:table-row>
        <table:table-row table:style-name="ro1">
          <table:table-cell table:formula="of:=[sim_results_bubble_1ns.A93]" office:value-type="float" office:value="0.01" calcext:value-type="float">
            <text:p>0.01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46.099" calcext:value-type="float">
            <text:p>46.099</text:p>
          </table:table-cell>
        </table:table-row>
        <table:table-row table:style-name="ro1">
          <table:table-cell table:formula="of:=[sim_results_bubble_1ns.A94]" office:value-type="float" office:value="0.01" calcext:value-type="float">
            <text:p>0.01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46.413" calcext:value-type="float">
            <text:p>46.413</text:p>
          </table:table-cell>
        </table:table-row>
        <table:table-row table:style-name="ro1">
          <table:table-cell table:formula="of:=[sim_results_bubble_1ns.A95]" office:value-type="float" office:value="0.01" calcext:value-type="float">
            <text:p>0.01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54.125" calcext:value-type="float">
            <text:p>54.125</text:p>
          </table:table-cell>
        </table:table-row>
        <table:table-row table:style-name="ro1">
          <table:table-cell table:formula="of:=[sim_results_bubble_1ns.A96]" office:value-type="float" office:value="0.01" calcext:value-type="float">
            <text:p>0.01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64.242" calcext:value-type="float">
            <text:p>64.242</text:p>
          </table:table-cell>
        </table:table-row>
        <table:table-row table:style-name="ro1">
          <table:table-cell table:formula="of:=[sim_results_bubble_1ns.A97]" office:value-type="float" office:value="0.01" calcext:value-type="float">
            <text:p>0.01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50.265" calcext:value-type="float">
            <text:p>50.265</text:p>
          </table:table-cell>
        </table:table-row>
        <table:table-row table:style-name="ro1">
          <table:table-cell table:formula="of:=[sim_results_bubble_1ns.A98]" office:value-type="float" office:value="0.01" calcext:value-type="float">
            <text:p>0.01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47.83" calcext:value-type="float">
            <text:p>47.83</text:p>
          </table:table-cell>
        </table:table-row>
        <table:table-row table:style-name="ro1">
          <table:table-cell table:formula="of:=[sim_results_bubble_1ns.A99]" office:value-type="float" office:value="0.01" calcext:value-type="float">
            <text:p>0.01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50.89" calcext:value-type="float">
            <text:p>50.89</text:p>
          </table:table-cell>
        </table:table-row>
        <table:table-row table:style-name="ro1">
          <table:table-cell table:formula="of:=[sim_results_bubble_1ns.A100]" office:value-type="float" office:value="0.01" calcext:value-type="float">
            <text:p>0.01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54.761" calcext:value-type="float">
            <text:p>54.761</text:p>
          </table:table-cell>
        </table:table-row>
        <table:table-row table:style-name="ro1">
          <table:table-cell table:formula="of:=[sim_results_bubble_1ns.A101]" office:value-type="float" office:value="0.02" calcext:value-type="float">
            <text:p>0.02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02]" office:value-type="float" office:value="0.02" calcext:value-type="float">
            <text:p>0.02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85.431" calcext:value-type="float">
            <text:p>85.431</text:p>
          </table:table-cell>
        </table:table-row>
        <table:table-row table:style-name="ro1">
          <table:table-cell table:formula="of:=[sim_results_bubble_1ns.A103]" office:value-type="float" office:value="0.02" calcext:value-type="float">
            <text:p>0.02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76.791" calcext:value-type="float">
            <text:p>76.791</text:p>
          </table:table-cell>
        </table:table-row>
        <table:table-row table:style-name="ro1">
          <table:table-cell table:formula="of:=[sim_results_bubble_1ns.A104]" office:value-type="float" office:value="0.02" calcext:value-type="float">
            <text:p>0.02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100.692" calcext:value-type="float">
            <text:p>100.692</text:p>
          </table:table-cell>
        </table:table-row>
        <table:table-row table:style-name="ro1">
          <table:table-cell table:formula="of:=[sim_results_bubble_1ns.A105]" office:value-type="float" office:value="0.02" calcext:value-type="float">
            <text:p>0.02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160.99" calcext:value-type="float">
            <text:p>160.99</text:p>
          </table:table-cell>
        </table:table-row>
        <table:table-row table:style-name="ro1">
          <table:table-cell table:formula="of:=[sim_results_bubble_1ns.A106]" office:value-type="float" office:value="0.02" calcext:value-type="float">
            <text:p>0.02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226.287" calcext:value-type="float">
            <text:p>226.287</text:p>
          </table:table-cell>
        </table:table-row>
        <table:table-row table:style-name="ro1">
          <table:table-cell table:formula="of:=[sim_results_bubble_1ns.A107]" office:value-type="float" office:value="0.02" calcext:value-type="float">
            <text:p>0.02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108.56" calcext:value-type="float">
            <text:p>108.56</text:p>
          </table:table-cell>
        </table:table-row>
        <table:table-row table:style-name="ro1">
          <table:table-cell table:formula="of:=[sim_results_bubble_1ns.A108]" office:value-type="float" office:value="0.02" calcext:value-type="float">
            <text:p>0.02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103.87" calcext:value-type="float">
            <text:p>103.87</text:p>
          </table:table-cell>
        </table:table-row>
        <table:table-row table:style-name="ro1">
          <table:table-cell table:formula="of:=[sim_results_bubble_1ns.A109]" office:value-type="float" office:value="0.02" calcext:value-type="float">
            <text:p>0.02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138.891" calcext:value-type="float">
            <text:p>138.891</text:p>
          </table:table-cell>
        </table:table-row>
        <table:table-row table:style-name="ro1">
          <table:table-cell table:formula="of:=[sim_results_bubble_1ns.A110]" office:value-type="float" office:value="0.02" calcext:value-type="float">
            <text:p>0.02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138.348" calcext:value-type="float">
            <text:p>138.348</text:p>
          </table:table-cell>
        </table:table-row>
        <table:table-row table:style-name="ro1">
          <table:table-cell table:formula="of:=[sim_results_bubble_1ns.A111]" office:value-type="float" office:value="0.0333333333333333" calcext:value-type="float">
            <text:p>0.0333333333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112]" office:value-type="float" office:value="0.0333333333333333" calcext:value-type="float">
            <text:p>0.0333333333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253.767" calcext:value-type="float">
            <text:p>253.767</text:p>
          </table:table-cell>
        </table:table-row>
        <table:table-row table:style-name="ro1">
          <table:table-cell table:formula="of:=[sim_results_bubble_1ns.A113]" office:value-type="float" office:value="0.0333333333333333" calcext:value-type="float">
            <text:p>0.0333333333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229.203" calcext:value-type="float">
            <text:p>229.203</text:p>
          </table:table-cell>
        </table:table-row>
        <table:table-row table:style-name="ro1">
          <table:table-cell table:formula="of:=[sim_results_bubble_1ns.A114]" office:value-type="float" office:value="0.0333333333333333" calcext:value-type="float">
            <text:p>0.0333333333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377.791" calcext:value-type="float">
            <text:p>377.791</text:p>
          </table:table-cell>
        </table:table-row>
        <table:table-row table:style-name="ro1">
          <table:table-cell table:formula="of:=[sim_results_bubble_1ns.A115]" office:value-type="float" office:value="0.0333333333333333" calcext:value-type="float">
            <text:p>0.0333333333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691.082" calcext:value-type="float">
            <text:p>691.082</text:p>
          </table:table-cell>
        </table:table-row>
        <table:table-row table:style-name="ro1">
          <table:table-cell table:formula="of:=[sim_results_bubble_1ns.A116]" office:value-type="float" office:value="0.0333333333333333" calcext:value-type="float">
            <text:p>0.0333333333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1091.679" calcext:value-type="float">
            <text:p>1091.679</text:p>
          </table:table-cell>
        </table:table-row>
        <table:table-row table:style-name="ro1">
          <table:table-cell table:formula="of:=[sim_results_bubble_1ns.A117]" office:value-type="float" office:value="0.0333333333333333" calcext:value-type="float">
            <text:p>0.0333333333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421.112" calcext:value-type="float">
            <text:p>421.112</text:p>
          </table:table-cell>
        </table:table-row>
        <table:table-row table:style-name="ro1">
          <table:table-cell table:formula="of:=[sim_results_bubble_1ns.A118]" office:value-type="float" office:value="0.0333333333333333" calcext:value-type="float">
            <text:p>0.0333333333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341.41" calcext:value-type="float">
            <text:p>341.41</text:p>
          </table:table-cell>
        </table:table-row>
        <table:table-row table:style-name="ro1">
          <table:table-cell table:formula="of:=[sim_results_bubble_1ns.A119]" office:value-type="float" office:value="0.0333333333333333" calcext:value-type="float">
            <text:p>0.0333333333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398.96" calcext:value-type="float">
            <text:p>398.96</text:p>
          </table:table-cell>
        </table:table-row>
        <table:table-row table:style-name="ro1">
          <table:table-cell table:formula="of:=[sim_results_bubble_1ns.A120]" office:value-type="float" office:value="0.0333333333333333" calcext:value-type="float">
            <text:p>0.0333333333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710.545" calcext:value-type="float">
            <text:p>710.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7:57:25.704860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8T17:58:35.263279248</dc:date>
    <meta:editing-duration>PT4M27S</meta:editing-duration>
    <meta:editing-cycles>3</meta:editing-cycles>
    <meta:document-statistic meta:table-count="2" meta:cell-count="960" meta:object-count="0"/>
  </office:meta>
</office:document-meta>
</file>